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c15e" officeooo:paragraph-rsid="001ac15e"/>
    </style:style>
    <style:style style:name="P2" style:family="paragraph" style:parent-style-name="Standard">
      <style:text-properties style:text-underline-style="none" officeooo:rsid="001ac15e" officeooo:paragraph-rsid="001ac15e"/>
    </style:style>
    <style:style style:name="P3" style:family="paragraph" style:parent-style-name="Standard">
      <style:text-properties style:text-underline-style="none" officeooo:rsid="001bb976" officeooo:paragraph-rsid="001bb976"/>
    </style:style>
    <style:style style:name="P4" style:family="paragraph" style:parent-style-name="Standard">
      <style:text-properties style:text-underline-style="none" fo:font-weight="bold" officeooo:rsid="001bb976" officeooo:paragraph-rsid="001bb976" style:font-weight-asian="bold" style:font-weight-complex="bold"/>
    </style:style>
    <style:style style:name="P5" style:family="paragraph" style:parent-style-name="Standard">
      <style:text-properties style:text-underline-style="none" officeooo:rsid="001c07a3" officeooo:paragraph-rsid="001c07a3"/>
    </style:style>
    <style:style style:name="T1" style:family="text">
      <style:text-properties officeooo:rsid="001bb976"/>
    </style:style>
    <style:style style:name="T2" style:family="text">
      <style:text-properties officeooo:rsid="001c07a3"/>
    </style:style>
    <style:style style:name="T3" style:family="text">
      <style:text-properties officeooo:rsid="001d3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ndi 18 décembre :</text:p>
      <text:p text:style-name="P4">Matinée</text:p>
      <text:p text:style-name="P2">Nous avons débuté ce projet par une réunion d’organisation. A <text:span text:style-name="T1">l’issue</text:span> de celle-ci, plusieurs décisions :</text:p>
      <text:p text:style-name="P2">- Nous serons tous ensemble à à l’IM2AG tous les jours de 10h00 à 12h00 et de 16h00 à 17h00 au minimum ;</text:p>
      <text:p text:style-name="P2">- Nous travaillerons dans un premier temps vià un github (et nous changerons si c’est inefficace) ;</text:p>
      <text:p text:style-name="P2">- Nous <text:span text:style-name="T1">avons</text:span> établis une norme de code commune :</text:p>
      <text:p text:style-name="P2"><text:tab/></text:p>
      <text:p text:style-name="P2"><text:tab/>1) Chaque fonction sera commentée comme suit :</text:p>
      <text:p text:style-name="P2"><text:tab/><text:tab/>/** </text:p>
      <text:p text:style-name="P2"><text:tab/><text:tab/>* Ma fonction : descriptif de la fonction</text:p>
      <text:p text:style-name="P2"><text:tab/><text:tab/>* descriptif des entrées</text:p>
      <text:p text:style-name="P2"><text:tab/><text:tab/>* descriptif des sorties</text:p>
      <text:p text:style-name="P2"><text:tab/><text:tab/>* effets de bord ?</text:p>
      <text:p text:style-name="P2"><text:tab/><text:tab/>* auteur</text:p>
      <text:p text:style-name="P2"><text:tab/><text:tab/>* éventuellement, version</text:p>
      <text:p text:style-name="P2"><text:tab/><text:tab/>*/</text:p>
      <text:p text:style-name="P2"/>
      <text:p text:style-name="P2"><text:tab/>2) Nous tenterons d’être particulièrement explicite au niveau des déclarations de <text:tab/>variables <text:tab/><text:span text:style-name="T1">(tant dans le nomage que dans le type, le plus précis possible) .</text:span></text:p>
      <text:p text:style-name="P2"/>
      <text:p text:style-name="P2">- <text:span text:style-name="T1">nous tenterons de créer les tests avant d’implémenter la fonction correspondante (par soucis d’efficacité) ;</text:span></text:p>
      <text:p text:style-name="P2">- <text:span text:style-name="T1">A prioris, nous distribuerons plutôt les rôles de développement à Aymerick, Mohamet et Adel et plutôt le rôle de test à Corentin. Enver effectuera l’un ou l’autre en fonction des besoins ;</text:span></text:p>
      <text:p text:style-name="P2">- <text:span text:style-name="T1">Corentin assumera (dans un premier temps du moins) le rôle de référent (aspect organisationel) et tiendra ce journal à jour.</text:span></text:p>
      <text:p text:style-name="P3"/>
      <text:p text:style-name="P3">Répartion des <text:span text:style-name="T2">premières </text:span>tâches :</text:p>
      <text:p text:style-name="P3">Enver, Adel, Eymerick : dévelo<text:span text:style-name="T2">ppement des fonctions des fichiers register et memory.</text:span></text:p>
      <text:p text:style-name="P5">Mohamet : création et paramètrage du github.</text:p>
      <text:p text:style-name="P5">Corentin : création du journal, création des premiers tests (<text:span text:style-name="T3">register et memory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3:42:01.427639873</meta:creation-date>
    <dc:date>2017-12-18T14:11:33.988018281</dc:date>
    <meta:editing-duration>PT6M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38" meta:character-count="1418" meta:non-whitespace-character-count="1181"/>
  </office:meta>
</office:document-meta>
</file>